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91.5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96.7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COL-14" style:family="table-column">
      <style:table-column-properties style:column-width="4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_proxies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"/>
        <table:table-column table:default-cell-style-name="ACE-0" table:style-name="ACOL-10" table:number-columns-repeated="2"/>
        <table:table-column table:default-cell-style-name="ACE-0" table:style-name="ACOL-11" table:number-columns-repeated="2"/>
        <table:table-column table:default-cell-style-name="ACE-0" table:style-name="ACOL-12"/>
        <table:table-column table:default-cell-style-name="ACE-0" table:style-name="ACOL-0" table:number-columns-repeated="8"/>
        <table:table-column table:default-cell-style-name="ACE-0" table:style-name="ACOL-14" table:number-columns-repeated="3"/>
        <table:table-column table:default-cell-style-name="ACE-0" table:style-name="ACOL-0" table:number-columns-repeated="222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B56</text:p>
          </table:table-cell>
          <table:table-cell table:style-name="ACE-0" office:value-type="float" office:value="13.050000000000001">
            <text:p>13.05</text:p>
          </table:table-cell>
          <table:table-cell table:style-name="ACE-0" office:value-type="float" office:value="-59.539999999999999">
            <text:p>−59.54</text:p>
          </table:table-cell>
          <table:table-cell table:style-name="ACE-0" office:value-type="float" office:value="726">
            <text:p>726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4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7376">
            <text:p>737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0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8934">
            <text:p>893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899999999999999">
            <text:p>−22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9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8936">
            <text:p>8936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199999999999999">
            <text:p>−22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0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003">
            <text:p>9003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3.100000000000001">
            <text:p>−23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7-9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016">
            <text:p>90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800000000000001">
            <text:p>−24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1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104">
            <text:p>910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199999999999999">
            <text:p>−24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2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0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352">
            <text:p>9352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699999999999999">
            <text:p>−26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1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455">
            <text:p>945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800000000000001">
            <text:p>−2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593">
            <text:p>9593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300000000000001">
            <text:p>−30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6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18">
            <text:p>9618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4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45">
            <text:p>9645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199999999999999">
            <text:p>−3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79">
            <text:p>967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600000000000001">
            <text:p>−30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4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716">
            <text:p>9716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100000000000001">
            <text:p>−29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6-2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722">
            <text:p>9722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6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922">
            <text:p>9922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5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899999999999999">
            <text:p>−1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9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941">
            <text:p>9941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7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281">
            <text:p>10281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399999999999999">
            <text:p>−3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8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339">
            <text:p>10339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899999999999999">
            <text:p>−34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30">
            <text:p>1043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399999999999999">
            <text:p>−37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59">
            <text:p>10459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99999999999997">
            <text:p>−3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76">
            <text:p>10476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5">
            <text:p>−37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79">
            <text:p>10479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00000000000003">
            <text:p>−3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4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89">
            <text:p>10489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99999999999997">
            <text:p>−3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4.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94">
            <text:p>1049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99999999999997">
            <text:p>−3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96">
            <text:p>10496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600000000000001">
            <text:p>−38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6-2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0527">
            <text:p>10527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cervicorn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571">
            <text:p>10571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585">
            <text:p>10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200000000000003">
            <text:p>−37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594">
            <text:p>10594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600000000000001">
            <text:p>−38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8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617">
            <text:p>10617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01">
            <text:p>10701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5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23">
            <text:p>1072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899999999999999">
            <text:p>−39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59">
            <text:p>1075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5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73">
            <text:p>1077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899999999999999">
            <text:p>−39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6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82">
            <text:p>10782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00000000000003">
            <text:p>−4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A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04">
            <text:p>1080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700000000000003">
            <text:p>−41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9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18">
            <text:p>1081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100000000000001">
            <text:p>−39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23">
            <text:p>1082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00000000000003">
            <text:p>−4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6-2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30">
            <text:p>10830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99999999999997">
            <text:p>−40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B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700000000000003">
            <text:p>−41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4-1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3">
            <text:p>−4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988">
            <text:p>1098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7-4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1062">
            <text:p>11062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7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1078">
            <text:p>11078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8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306">
            <text:p>11306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600000000000001">
            <text:p>−56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350">
            <text:p>11350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100000000000001">
            <text:p>−58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B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390">
            <text:p>11390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7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391">
            <text:p>11391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392">
            <text:p>11392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A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393">
            <text:p>1139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1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416">
            <text:p>1141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6-12-7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429">
            <text:p>1142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1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488">
            <text:p>1148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6-7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511">
            <text:p>11511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6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6-12-6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6-7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519">
            <text:p>1151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3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50">
            <text:p>1155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99999999999997">
            <text:p>−5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5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78">
            <text:p>1157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5">
            <text:p>−56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6-13-2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81">
            <text:p>11581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00000000000003">
            <text:p>−56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7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676">
            <text:p>116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5">
            <text:p>−58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1774">
            <text:p>1177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5">
            <text:p>−72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2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777">
            <text:p>11777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8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791">
            <text:p>1179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5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828">
            <text:p>118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100000000000001">
            <text:p>−57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5.2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871">
            <text:p>1187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100000000000001">
            <text:p>−57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9-5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887">
            <text:p>1188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600000000000001">
            <text:p>−57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-2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1988">
            <text:p>1198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1.799999999999997">
            <text:p>−81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002">
            <text:p>12002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016">
            <text:p>120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700000000000003">
            <text:p>−73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029">
            <text:p>1202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1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058">
            <text:p>1205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899999999999999">
            <text:p>−5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103">
            <text:p>12103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099999999999994">
            <text:p>−74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170">
            <text:p>1217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179">
            <text:p>12179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5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203">
            <text:p>12203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200000000000003">
            <text:p>−59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8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212">
            <text:p>12212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900000000000006">
            <text:p>−72.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3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263">
            <text:p>12263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0.600000000000001">
            <text:p>−60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284">
            <text:p>1228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5">
            <text:p>−61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303">
            <text:p>12303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400000000000006">
            <text:p>−75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309">
            <text:p>1230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400000000000006">
            <text:p>−74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3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397">
            <text:p>12397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600000000000001">
            <text:p>−61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-6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2411">
            <text:p>12411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Diploria sp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600000000000001">
            <text:p>−61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2-4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2533">
            <text:p>12533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3.900000000000006">
            <text:p>−83.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7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590">
            <text:p>125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01">
            <text:p>1260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099999999999994">
            <text:p>−66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00000000000003">
            <text:p>−66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65">
            <text:p>1266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99999999999997">
            <text:p>−6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680">
            <text:p>126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799999999999997">
            <text:p>−75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744">
            <text:p>1274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4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768">
            <text:p>12768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99999999999997">
            <text:p>−6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3-6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2783">
            <text:p>1278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">
            <text:p>−8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1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790">
            <text:p>1279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2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798">
            <text:p>1279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299999999999997">
            <text:p>−62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816">
            <text:p>1281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9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840">
            <text:p>12840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700000000000003">
            <text:p>−66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873">
            <text:p>12873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100000000000001">
            <text:p>−61.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4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04">
            <text:p>1290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4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19">
            <text:p>12919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937">
            <text:p>12937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100000000000001">
            <text:p>−61.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4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67">
            <text:p>12967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96">
            <text:p>1299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26">
            <text:p>1302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900000000000006">
            <text:p>−6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50">
            <text:p>130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4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66">
            <text:p>1306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4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67">
            <text:p>1306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099999999999994">
            <text:p>−68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78">
            <text:p>1307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900000000000006">
            <text:p>−6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88">
            <text:p>1308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00">
            <text:p>13100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900000000000006">
            <text:p>−6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05">
            <text:p>131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00000000000003">
            <text:p>−67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21">
            <text:p>1312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099999999999994">
            <text:p>−68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26">
            <text:p>1312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900000000000006">
            <text:p>−69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_CL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5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202">
            <text:p>13202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200000000000003">
            <text:p>−7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213">
            <text:p>13213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400000000000006">
            <text:p>−67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238">
            <text:p>1323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400000000000006">
            <text:p>−67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3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349">
            <text:p>1334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5">
            <text:p>−72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55">
            <text:p>13555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200000000000003">
            <text:p>−7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2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67">
            <text:p>1356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74">
            <text:p>13574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7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78">
            <text:p>1357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610">
            <text:p>1361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099999999999994">
            <text:p>−77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611">
            <text:p>1361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299999999999997">
            <text:p>−74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10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632">
            <text:p>13632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">
            <text:p>−7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3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708">
            <text:p>13708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5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751">
            <text:p>13751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900000000000006">
            <text:p>−75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26">
            <text:p>13826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099999999999994">
            <text:p>−74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3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37">
            <text:p>13837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799999999999997">
            <text:p>−7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73">
            <text:p>1387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98">
            <text:p>1389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700000000000003">
            <text:p>−7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922">
            <text:p>13922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8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082">
            <text:p>14082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1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255">
            <text:p>142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9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295">
            <text:p>14295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.900000000000006">
            <text:p>−91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2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396">
            <text:p>14396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2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408">
            <text:p>14408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3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539">
            <text:p>14539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3-1-11</text:p>
          </table:table-cell>
          <table:table-cell table:style-name="ACE-0" office:value-type="float" office:value="13.0367">
            <text:p>13.0367</text:p>
          </table:table-cell>
          <table:table-cell table:style-name="ACE-0" office:value-type="float" office:value="-59.547600000000003">
            <text:p>−59.5476</text:p>
          </table:table-cell>
          <table:table-cell table:style-name="ACE-0" office:value-type="float" office:value="14563">
            <text:p>1456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0.5">
            <text:p>−90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5-3</text:p>
          </table:table-cell>
          <table:table-cell table:style-name="ACE-0" office:value-type="float" office:value="13.0367">
            <text:p>13.0367</text:p>
          </table:table-cell>
          <table:table-cell table:style-name="ACE-0" office:value-type="float" office:value="-59.547600000000003">
            <text:p>−59.5476</text:p>
          </table:table-cell>
          <table:table-cell table:style-name="ACE-0" office:value-type="float" office:value="14573">
            <text:p>14573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0.2">
            <text:p>−10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3-8-9</text:p>
          </table:table-cell>
          <table:table-cell table:style-name="ACE-0" office:value-type="float" office:value="13.0367">
            <text:p>13.0367</text:p>
          </table:table-cell>
          <table:table-cell table:style-name="ACE-0" office:value-type="float" office:value="-59.547600000000003">
            <text:p>−59.5476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0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116">
            <text:p>1811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8.90000000000001">
            <text:p>−10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174">
            <text:p>18174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5">
            <text:p>−109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11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176">
            <text:p>1817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10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218">
            <text:p>18218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9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8408">
            <text:p>1840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90000000000001">
            <text:p>−111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9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448">
            <text:p>1844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2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549">
            <text:p>18549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4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716">
            <text:p>187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3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746">
            <text:p>18746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3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783">
            <text:p>18783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4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806">
            <text:p>1880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7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9075">
            <text:p>190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0-1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392">
            <text:p>19392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2.2">
            <text:p>−112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3-6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434">
            <text:p>1943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4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483">
            <text:p>19483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2-2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518">
            <text:p>19518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8">
            <text:p>−113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5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595">
            <text:p>19595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599999999999994">
            <text:p>−95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5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627">
            <text:p>19627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700000000000003">
            <text:p>−95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4-4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3">
            <text:p>−109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4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650">
            <text:p>19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2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708">
            <text:p>1970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2">
            <text:p>−114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3-4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770">
            <text:p>19770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90000000000001">
            <text:p>−107.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5-8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913">
            <text:p>1991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2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0339">
            <text:p>20339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7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20575">
            <text:p>2057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5">
            <text:p>−114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9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20632">
            <text:p>20632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5.7">
            <text:p>−115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4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714">
            <text:p>2171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6.5">
            <text:p>−106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4-8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802">
            <text:p>21802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6.8">
            <text:p>−106.8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4-10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858">
            <text:p>21858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">
            <text:p>−10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5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966">
            <text:p>21966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5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2160">
            <text:p>2216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3.2">
            <text:p>−123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7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2536">
            <text:p>22536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4.5">
            <text:p>−124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7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2574">
            <text:p>22574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4.7">
            <text:p>−124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8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039">
            <text:p>23039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8-1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044">
            <text:p>2304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6.5">
            <text:p>−126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8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296">
            <text:p>23296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9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858">
            <text:p>2385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8.19999999999999">
            <text:p>−128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9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867">
            <text:p>2386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8.09999999999999">
            <text:p>−128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9-5A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4579">
            <text:p>24579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8">
            <text:p>−113.8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9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4883">
            <text:p>24883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40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045">
            <text:p>250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5.7">
            <text:p>−115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40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265">
            <text:p>25265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5.59999999999999">
            <text:p>−115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11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622">
            <text:p>25622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8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639">
            <text:p>2563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645">
            <text:p>256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1.59999999999999">
            <text:p>−131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9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741">
            <text:p>25741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.19999999999999">
            <text:p>−132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743">
            <text:p>25743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1.80000000000001">
            <text:p>−131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10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866">
            <text:p>25866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1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6044">
            <text:p>2604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8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29540">
            <text:p>29540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">
            <text:p>−8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8-7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147">
            <text:p>30147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9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225">
            <text:p>3022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30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242">
            <text:p>30242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400000000000006">
            <text:p>−86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30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298">
            <text:p>30298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299999999999997">
            <text:p>−8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43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31366">
            <text:p>3136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5.5">
            <text:p>−125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0" table:number-rows-repeated="65220">
          <table:table-cell table:number-columns-repeated="256"/>
        </table:table-row>
        <table:table-row table:style-name="AROW-0" table:number-rows-repeated="111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sea_level_proxies&quot;" table:base-cell-address="$'sea_level_proxies'.$A$1"/>
          <table:named-expression table:name="Print_Area" table:expression="of:=#REF!" table:base-cell-address="$'sea_level_proxies'.$A$1"/>
        </table:named-expressions>
        <gnm:selections gnm:cursor-col="0" gnm:cursor-row="203">
          <gnm:selection gnm:start-col="0" gnm:start-row="203" gnm:end-col="255" gnm:end-row="20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_proxi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0-04T05:42:5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